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fill-color="#e6e6e6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2pt" fo:font-weight="bold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font-size="24pt" fo:font-weight="bold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text-align="justify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urier New1" fo:font-size="20pt" style:font-size-asian="20pt" style:font-size-complex="20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fo:font-size="24pt" fo:font-weight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9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Arial2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Arial2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color="#ff0000" style:font-name="Courier New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xml:id="id2" draw:id="id2" draw:layer="layout" svg:width="12.5cm" svg:height="4.5cm" svg:x="8cm" svg:y="13cm">
          <text:p/>
        </draw:rect>
        <draw:custom-shape draw:style-name="gr2" draw:text-style-name="P3" xml:id="id1" draw:id="id1" draw:layer="layout" svg:width="4cm" svg:height="2cm" svg:x="2.5cm" svg:y="8.5cm">
          <text:p text:style-name="P2"><text:span text:style-name="T1">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5cm" svg:height="2cm" svg:x="20.5cm" svg:y="8.5cm">
          <text:p text:style-name="P2"><text:span text:style-name="T1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5cm" svg:height="2.5cm" svg:x="14.5cm" svg:y="14cm">
          <text:p text:style-name="P2"><text:span text:style-name="T2">attributes</text:span><text:span text:style-name="T2"><text:line-break/></text:span><text:span text:style-name="T2">(dat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cm" svg:height="2.5cm" svg:x="9cm" svg:y="14cm">
          <text:p text:style-name="P2"><text:span text:style-name="T2">methods</text:span></text:p>
          <text:p text:style-name="P2"><text:span text:style-name="T2">(functional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cm" svg:height="2cm" svg:x="11cm" svg:y="8.463cm">
          <text:p text:style-name="P2"><text:span text:style-name="T3">constructor</text:span></text:p>
          <text:p text:style-name="P2"><text:span text:style-name="T4">__init__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5cm" svg:y1="10.5cm" svg:x2="8cm" svg:y2="15.25cm" draw:start-shape="id1" draw:start-glue-point="2" draw:end-shape="id2" draw:end-glue-point="3" svg:d="M4500 10500v4750h3500" svg:viewBox="0 0 3501 4751">
          <text:p/>
        </draw:connector>
        <draw:connector draw:style-name="gr4" draw:text-style-name="P1" draw:layer="layout" svg:x1="22.75cm" svg:y1="10.5cm" svg:x2="20.5cm" svg:y2="15.25cm" draw:start-shape="id3" draw:start-glue-point="2" draw:end-shape="id2" draw:end-glue-point="1" svg:d="M22750 10500v4750h-2250" svg:viewBox="0 0 2251 4751">
          <text:p/>
        </draw:connector>
        <draw:connector draw:style-name="gr4" draw:text-style-name="P1" draw:layer="layout" svg:x1="16cm" svg:y1="9.463cm" svg:x2="20.5cm" svg:y2="9.5cm" draw:start-shape="id4" draw:start-glue-point="1" draw:end-shape="id3" draw:end-glue-point="3" svg:d="M16000 9463h2226v37h2274" svg:viewBox="0 0 4501 38">
          <text:p/>
        </draw:connector>
        <draw:frame draw:style-name="gr5" draw:text-style-name="P7" draw:layer="layout" svg:width="2cm" svg:height="1.047cm" svg:x="7.5cm" svg:y="8.5cm">
          <draw:text-box>
            <text:p text:style-name="P6"><text:span text:style-name="T3">has</text:span></text:p>
          </draw:text-box>
        </draw:frame>
        <draw:frame draw:style-name="gr5" draw:text-style-name="P7" draw:layer="layout" svg:width="3cm" svg:height="1.047cm" svg:x="17cm" svg:y="8.537cm">
          <draw:text-box>
            <text:p text:style-name="P6"><text:span text:style-name="T3">creates</text:span></text:p>
          </draw:text-box>
        </draw:frame>
        <draw:frame draw:style-name="gr6" draw:text-style-name="P7" draw:layer="layout" svg:width="4cm" svg:height="1.047cm" svg:x="23cm" svg:y="13cm">
          <draw:text-box>
            <text:p text:style-name="P6"><text:span text:style-name="T3">uses</text:span></text:p>
          </draw:text-box>
        </draw:frame>
        <draw:custom-shape draw:style-name="gr3" draw:text-style-name="P4" xml:id="id5" draw:id="id5" draw:layer="layout" svg:width="4.5cm" svg:height="1.5cm" svg:x="20.5cm" svg:y="4cm">
          <text:p text:style-name="P2"><text:span text:style-name="T5">se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2.75cm" svg:y1="5.5cm" svg:x2="22.75cm" svg:y2="8.5cm" draw:start-shape="id5" draw:start-glue-point="2" draw:end-shape="id3" draw:end-glue-point="0" svg:d="M22750 5500v3000" svg:viewBox="0 0 1 3001">
          <text:p/>
        </draw:connector>
        <draw:frame draw:style-name="gr5" draw:text-style-name="P7" draw:layer="layout" svg:width="4cm" svg:height="1.843cm" svg:x="23cm" svg:y="6.457cm">
          <draw:text-box>
            <text:p text:style-name="P6"><text:span text:style-name="T3">variable for</text:span></text:p>
          </draw:text-box>
        </draw:frame>
        <draw:connector draw:style-name="gr4" draw:text-style-name="P1" draw:layer="layout" svg:x1="6.5cm" svg:y1="9.5cm" svg:x2="11cm" svg:y2="9.463cm" draw:start-shape="id1" draw:start-glue-point="1" draw:end-shape="id4" draw:end-glue-point="3" svg:d="M6500 9500h2275v-37h2225" svg:viewBox="0 0 4501 38">
          <text:p/>
        </draw:connector>
        <draw:frame draw:style-name="gr7" draw:text-style-name="P8" draw:layer="layout" svg:width="21.5cm" svg:height="1.204cm" svg:x="2cm" svg:y="1.5cm">
          <draw:text-box>
            <text:p text:style-name="P6"><text:span text:style-name="T6">Object-Oriented Programming (OOP)</text:span></text:p>
          </draw:text-box>
        </draw:frame>
        <draw:frame draw:style-name="gr5" draw:text-style-name="P7" draw:layer="layout" svg:width="4cm" svg:height="1.047cm" svg:x="4.5cm" svg:y="13.037cm">
          <draw:text-box>
            <text:p text:style-name="P6"><text:span text:style-name="T3">defin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How to work with classes?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>A class is a factory that makes instances.</text:p>
            <text:p/>
            <text:p><text:span text:style-name="T7">Rule 1: You </text:span><text:span text:style-name="T8">always</text:span><text:span text:style-name="T7"> need to make an instance.</text:span></text:p>
            <text:p><text:span text:style-name="T9">x = Hobbit(...)</text:span></text:p>
            <text:p><text:span text:style-name="T9"/></text:p>
            <text:p><text:span text:style-name="T10">Rule 2: You </text:span><text:span text:style-name="T11">never</text:span><text:span text:style-name="T10"> do something else with the class.</text:span></text:p>
            <text:p><text:span text:style-name="T9">x.name, print x</text:span></text:p>
            <text:p text:style-name="P10"><text:span text:style-name="T12">NEVER:</text:span><text:span text:style-name="T9"> Hobbit.name, print Hobbit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12-29T23:15:46</meta:creation-date>
    <dc:date>2017-02-06T10:03:31.110983833</dc:date>
    <dc:language>de-DE</dc:language>
    <meta:editing-cycles>12</meta:editing-cycles>
    <meta:editing-duration>PT4H20M23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